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5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Liberation Sans1" style:font-name-asian="Liberation Sans1" style:font-name-complex="Liberation Sans1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Tâches et activités</text:p>
          </table:table-cell>
          <table:table-cell table:style-name="ce3" office:value-type="date" office:date-value="2021-12-06" calcext:value-type="date">
            <text:p>06/12/21</text:p>
          </table:table-cell>
          <table:table-cell table:style-name="ce3" office:value-type="date" office:date-value="2021-12-07" calcext:value-type="date">
            <text:p>07/12/21</text:p>
          </table:table-cell>
          <table:table-cell table:style-name="ce3" office:value-type="date" office:date-value="2021-12-08" calcext:value-type="date">
            <text:p>08/12/21</text:p>
          </table:table-cell>
          <table:table-cell table:style-name="ce3" office:value-type="date" office:date-value="2021-12-09" calcext:value-type="date">
            <text:p>09/12/21</text:p>
          </table:table-cell>
          <table:table-cell table:style-name="ce3" office:value-type="date" office:date-value="2021-12-10" calcext:value-type="date">
            <text:p>10/12/21</text:p>
          </table:table-cell>
          <table:table-cell table:style-name="ce3" office:value-type="date" office:date-value="2021-12-11" calcext:value-type="date">
            <text:p>11/12/21</text:p>
          </table:table-cell>
          <table:table-cell table:style-name="ce3" office:value-type="date" office:date-value="2021-12-12" calcext:value-type="date">
            <text:p>12/12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sation des classes Jeu, Fenetre et Decoupe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stion des collisi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stion de la camé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éation de cartes</text:p>
          </table:table-cell>
          <table:table-cell table:number-columns-repeated="8"/>
          <table:table-cell office:value-type="string" calcext:value-type="string">
            <text:p>Semaine 5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>
          <table:table-cell office:value-type="string" calcext:value-type="string">
            <text:p>Tâches et activités</text:p>
          </table:table-cell>
          <table:table-cell table:style-name="ce3" office:value-type="date" office:date-value="2021-12-13" calcext:value-type="date">
            <text:p>13/12/21</text:p>
          </table:table-cell>
          <table:table-cell table:style-name="ce3" office:value-type="date" office:date-value="2021-12-14" calcext:value-type="date">
            <text:p>14/12/21</text:p>
          </table:table-cell>
          <table:table-cell table:style-name="ce3" office:value-type="date" office:date-value="2021-12-15" calcext:value-type="date">
            <text:p>15/12/21</text:p>
          </table:table-cell>
          <table:table-cell table:style-name="ce3" office:value-type="date" office:date-value="2021-12-16" calcext:value-type="date">
            <text:p>16/12/21</text:p>
          </table:table-cell>
          <table:table-cell table:style-name="ce3" office:value-type="date" office:date-value="2021-12-17" calcext:value-type="date">
            <text:p>17/12/21</text:p>
          </table:table-cell>
          <table:table-cell table:style-name="ce3" office:value-type="date" office:date-value="2021-12-18" calcext:value-type="date">
            <text:p>18/12/21</text:p>
          </table:table-cell>
          <table:table-cell table:style-name="ce3" office:value-type="date" office:date-value="2021-12-19" calcext:value-type="date">
            <text:p>19/12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ème de comb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éation ennemis, boss et leurs attaq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éation de cartes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Semaine 6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Tâches et activités</text:p>
          </table:table-cell>
          <table:table-cell table:style-name="ce3" office:value-type="date" office:date-value="2021-12-20" calcext:value-type="date">
            <text:p>20/12/21</text:p>
          </table:table-cell>
          <table:table-cell table:style-name="ce3" office:value-type="date" office:date-value="2021-12-21" calcext:value-type="date">
            <text:p>21/12/21</text:p>
          </table:table-cell>
          <table:table-cell table:style-name="ce3" office:value-type="date" office:date-value="2021-12-22" calcext:value-type="date">
            <text:p>22/12/21</text:p>
          </table:table-cell>
          <table:table-cell table:style-name="ce3" office:value-type="date" office:date-value="2021-12-23" calcext:value-type="date">
            <text:p>23/12/21</text:p>
          </table:table-cell>
          <table:table-cell table:style-name="ce3" office:value-type="date" office:date-value="2021-12-24" calcext:value-type="date">
            <text:p>24/12/21</text:p>
          </table:table-cell>
          <table:table-cell table:style-name="ce3" office:value-type="date" office:date-value="2021-12-25" calcext:value-type="date">
            <text:p>25/12/21</text:p>
          </table:table-cell>
          <table:table-cell table:style-name="ce3" office:value-type="date" office:date-value="2021-12-26" calcext:value-type="date">
            <text:p>26/12/21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Semaine 1 vacances (facultatif)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âches et activités</text:p>
          </table:table-cell>
          <table:table-cell table:style-name="ce3" office:value-type="date" office:date-value="2021-12-27" calcext:value-type="date">
            <text:p>27/12/21</text:p>
          </table:table-cell>
          <table:table-cell table:style-name="ce3" office:value-type="date" office:date-value="2021-12-28" calcext:value-type="date">
            <text:p>28/12/21</text:p>
          </table:table-cell>
          <table:table-cell table:style-name="ce3" office:value-type="date" office:date-value="2021-12-29" calcext:value-type="date">
            <text:p>29/12/21</text:p>
          </table:table-cell>
          <table:table-cell table:style-name="ce3" office:value-type="date" office:date-value="2021-12-30" calcext:value-type="date">
            <text:p>30/12/21</text:p>
          </table:table-cell>
          <table:table-cell table:style-name="ce3" office:value-type="date" office:date-value="2021-12-31" calcext:value-type="date">
            <text:p>31/12/21</text:p>
          </table:table-cell>
          <table:table-cell table:style-name="ce3" office:value-type="date" office:date-value="2022-01-01" calcext:value-type="date">
            <text:p>01/01/22</text:p>
          </table:table-cell>
          <table:table-cell table:style-name="ce3" office:value-type="date" office:date-value="2022-01-02" calcext:value-type="date">
            <text:p>02/01/22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Semaine 2 vacances (facultatif)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âches et activités</text:p>
          </table:table-cell>
          <table:table-cell table:style-name="ce3" office:value-type="date" office:date-value="2022-01-03" calcext:value-type="date">
            <text:p>03/01/22</text:p>
          </table:table-cell>
          <table:table-cell table:style-name="ce3" office:value-type="date" office:date-value="2022-01-04" calcext:value-type="date">
            <text:p>04/01/22</text:p>
          </table:table-cell>
          <table:table-cell table:style-name="ce3" office:value-type="date" office:date-value="2022-01-05" calcext:value-type="date">
            <text:p>05/01/22</text:p>
          </table:table-cell>
          <table:table-cell table:style-name="ce3" office:value-type="date" office:date-value="2022-01-06" calcext:value-type="date">
            <text:p>06/01/22</text:p>
          </table:table-cell>
          <table:table-cell table:style-name="ce3" office:value-type="date" office:date-value="2022-01-07" calcext:value-type="date">
            <text:p>07/01/22</text:p>
          </table:table-cell>
          <table:table-cell table:style-name="ce3" office:value-type="date" office:date-value="2022-01-08" calcext:value-type="date">
            <text:p>08/01/22</text:p>
          </table:table-cell>
          <table:table-cell table:style-name="ce3" office:value-type="date" office:date-value="2022-01-09" calcext:value-type="date">
            <text:p>09/01/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bjet principal du joueu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daptation de la fenêtr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Menu principal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Semaine 7</text:p>
          </table:table-cell>
        </table:table-row>
        <table:table-row table:style-name="ro1" table:number-rows-repeated="8">
          <table:table-cell table:number-columns-repeated="10"/>
        </table:table-row>
        <table:table-row table:style-name="ro1">
          <table:table-cell office:value-type="string" calcext:value-type="string">
            <text:p>Choisir un moyen de différencier qui a fait quoi (couleur semble être la meilleur solution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e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Adri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érém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oin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2T11:14:28.041121256</meta:creation-date>
    <dc:date>2021-12-02T11:32:37.082464942</dc:date>
    <meta:editing-duration>PT5M18S</meta:editing-duration>
    <meta:editing-cycles>3</meta:editing-cycles>
    <meta:generator>LibreOffice/6.1.5.2$Linux_X86_64 LibreOffice_project/10$Build-2</meta:generator>
    <meta:document-statistic meta:table-count="1" meta:cell-count="61" meta:object-count="0"/>
  </office:meta>
</office:document-meta>
</file>